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305" officeooo:paragraph-rsid="001a3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3:05:37.174147962</meta:creation-date>
    <dc:date>2020-05-31T13:06:08.661409585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